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33"/>
    <style:style style:name="ce2" style:family="table-cell" style:parent-style-name="Default" style:data-style-name="N126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Лист1" table:style-name="ta1">
        <table:shapes>
          <draw:frame draw:z-index="0" draw:style-name="gr1" draw:text-style-name="P1" svg:width="159.99mm" svg:height="89.99mm" svg:x="187.41mm" svg:y="74.04mm">
            <loext:p draw:notify-on-update-of-ranges="Лист1.L5:Лист1.L9 Лист1.O5:Лист1.O9 Лист1.L4:Лист1.L4 Лист1.O4:Лист1.O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1" table:default-cell-style-name="Default"/>
        <table:table-column table:style-name="co1" table:default-cell-style-name="ce1"/>
        <table:table-column table:style-name="co1" table:default-cell-style-name="ce2"/>
        <table:table-column table:style-name="co1" table:number-columns-repeated="2" table:default-cell-style-name="Default"/>
        <table:table-row table:style-name="ro1" table:number-rows-repeated="2">
          <table:table-cell table:number-columns-repeated="11"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11"/>
          <table:table-cell table:style-name="Default" office:value-type="string" calcext:value-type="string">
            <text:p>delta l</text:p>
          </table:table-cell>
          <table:table-cell table:style-name="Default"/>
          <table:table-cell/>
          <table:table-cell office:value-type="string" calcext:value-type="string">
            <text:p>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1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n3</text:p>
          </table:table-cell>
          <table:table-cell office:value-type="string" calcext:value-type="string">
            <text:p>n4</text:p>
          </table:table-cell>
          <table:table-cell office:value-type="string" calcext:value-type="string">
            <text:p>n5</text:p>
          </table:table-cell>
          <table:table-cell office:value-type="string" calcext:value-type="string">
            <text:p>n6</text:p>
          </table:table-cell>
          <table:table-cell office:value-type="string" calcext:value-type="string">
            <text:p>&lt;n&gt;</text:p>
          </table:table-cell>
          <table:table-cell office:value-type="string" calcext:value-type="string">
            <text:p>sig &lt;n&gt; rnd</text:p>
          </table:table-cell>
          <table:table-cell office:value-type="string" calcext:value-type="string">
            <text:p>sig &lt;n&gt;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sig delta l</text:p>
          </table:table-cell>
          <table:table-cell office:value-type="string" calcext:value-type="string">
            <text:p>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79" calcext:value-type="float">
            <text:p>79</text:p>
          </table:table-cell>
          <table:table-cell table:number-columns-repeated="2" office:value-type="float" office:value="81" calcext:value-type="float">
            <text:p>81</text:p>
          </table:table-cell>
          <table:table-cell table:number-columns-repeated="2" office:value-type="float" office:value="83" calcext:value-type="float">
            <text:p>83</text:p>
          </table:table-cell>
          <table:table-cell office:value-type="float" office:value="82" calcext:value-type="float">
            <text:p>82</text:p>
          </table:table-cell>
          <table:table-cell table:formula="of:=AVERAGE([.C5:.H5])" office:value-type="float" office:value="81.5" calcext:value-type="float">
            <text:p>81,5</text:p>
          </table:table-cell>
          <table:table-cell table:formula="of:=(DEVSQ([.C5:.H5])/30)^0.5" office:value-type="float" office:value="0.61913918736689" calcext:value-type="float">
            <text:p>0,6191391874</text:p>
          </table:table-cell>
          <table:table-cell table:formula="of:=([.J5]^2 + 1)^0.5" office:value-type="float" office:value="1.17615191762516" calcext:value-type="float">
            <text:p>1,1761519176</text:p>
          </table:table-cell>
          <table:table-cell table:formula="of:=[.I5]*0.001*0.015/2/1.42" office:value-type="float" office:value="0.000430457746478873" calcext:value-type="float">
            <text:p>0,00043</text:p>
          </table:table-cell>
          <table:table-cell table:formula="of:=(([.I5]*0.001*0.001/2/1.42)^2+(0.001*0.015*[.K5]/2/1.42)^2+([.I5]*0.001*0.015*0.2/2/1.42/1.42)^2)^0.5" office:value-type="float" office:value="0.0000673635993915477" calcext:value-type="float">
            <text:p>0,00007</text:p>
          </table:table-cell>
          <table:table-cell office:value-type="float" office:value="0.467" calcext:value-type="float">
            <text:p>0,467</text:p>
          </table:table-cell>
          <table:table-cell table:formula="of:=[.N5]*9.81" office:value-type="float" office:value="4.58127" calcext:value-type="float">
            <text:p>4,58127</text:p>
          </table:table-cell>
        </table:table-row>
        <table:table-row table:style-name="ro1">
          <table:table-cell table:number-columns-repeated="2"/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office:value-type="float" office:value="138" calcext:value-type="float">
            <text:p>138</text:p>
          </table:table-cell>
          <table:table-cell office:value-type="float" office:value="141" calcext:value-type="float">
            <text:p>141</text:p>
          </table:table-cell>
          <table:table-cell table:formula="of:=AVERAGE([.C6:.H6])" office:value-type="float" office:value="140.166666666667" calcext:value-type="float">
            <text:p>140,1666666667</text:p>
          </table:table-cell>
          <table:table-cell table:formula="of:=(DEVSQ([.C6:.H6])/30)^0.5" office:value-type="float" office:value="0.600925212577332" calcext:value-type="float">
            <text:p>0,6009252126</text:p>
          </table:table-cell>
          <table:table-cell table:formula="of:=([.J6]^2 + 1)^0.5" office:value-type="float" office:value="1.16666666666667" calcext:value-type="float">
            <text:p>1,1666666667</text:p>
          </table:table-cell>
          <table:table-cell table:formula="of:=[.I6]*0.001*0.015/2/1.42" office:value-type="float" office:value="0.000740316901408451" calcext:value-type="float">
            <text:p>0,00074</text:p>
          </table:table-cell>
          <table:table-cell table:formula="of:=(([.I6]*0.001*0.001/2/1.42)^2+(0.001*0.015*[.K6]/2/1.42)^2+([.I6]*0.001*0.015*0.2/2/1.42/1.42)^2)^0.5" office:value-type="float" office:value="0.000115525160169514" calcext:value-type="float">
            <text:p>0,00012</text:p>
          </table:table-cell>
          <table:table-cell office:value-type="float" office:value="0.928" calcext:value-type="float">
            <text:p>0,928</text:p>
          </table:table-cell>
          <table:table-cell table:formula="of:=[.N6]*9.81" office:value-type="float" office:value="9.10368" calcext:value-type="float">
            <text:p>9,10368</text:p>
          </table:table-cell>
        </table:table-row>
        <table:table-row table:style-name="ro1">
          <table:table-cell table:number-columns-repeated="2"/>
          <table:table-cell office:value-type="float" office:value="191" calcext:value-type="float">
            <text:p>191</text:p>
          </table:table-cell>
          <table:table-cell office:value-type="float" office:value="193" calcext:value-type="float">
            <text:p>193</text:p>
          </table:table-cell>
          <table:table-cell table:number-columns-repeated="2" office:value-type="float" office:value="194" calcext:value-type="float">
            <text:p>194</text:p>
          </table:table-cell>
          <table:table-cell office:value-type="float" office:value="195" calcext:value-type="float">
            <text:p>195</text:p>
          </table:table-cell>
          <table:table-cell office:value-type="float" office:value="194" calcext:value-type="float">
            <text:p>194</text:p>
          </table:table-cell>
          <table:table-cell table:formula="of:=AVERAGE([.C7:.H7])" office:value-type="float" office:value="193.5" calcext:value-type="float">
            <text:p>193,5</text:p>
          </table:table-cell>
          <table:table-cell table:formula="of:=(DEVSQ([.C7:.H7])/30)^0.5" office:value-type="float" office:value="0.562731433871138" calcext:value-type="float">
            <text:p>0,5627314339</text:p>
          </table:table-cell>
          <table:table-cell table:formula="of:=([.J7]^2 + 1)^0.5" office:value-type="float" office:value="1.1474609652039" calcext:value-type="float">
            <text:p>1,1474609652</text:p>
          </table:table-cell>
          <table:table-cell table:formula="of:=[.I7]*0.001*0.015/2/1.42" office:value-type="float" office:value="0.00102200704225352" calcext:value-type="float">
            <text:p>0,00102</text:p>
          </table:table-cell>
          <table:table-cell table:formula="of:=(([.I7]*0.001*0.001/2/1.42)^2+(0.001*0.015*[.K7]/2/1.42)^2+([.I7]*0.001*0.015*0.2/2/1.42/1.42)^2)^0.5" office:value-type="float" office:value="0.000159370663920511" calcext:value-type="float">
            <text:p>0,00016</text:p>
          </table:table-cell>
          <table:table-cell office:value-type="float" office:value="1.405" calcext:value-type="float">
            <text:p>1,405</text:p>
          </table:table-cell>
          <table:table-cell table:formula="of:=[.N7]*9.81" office:value-type="float" office:value="13.78305" calcext:value-type="float">
            <text:p>13,78305</text:p>
          </table:table-cell>
        </table:table-row>
        <table:table-row table:style-name="ro1">
          <table:table-cell table:number-columns-repeated="2"/>
          <table:table-cell office:value-type="float" office:value="245" calcext:value-type="float">
            <text:p>245</text:p>
          </table:table-cell>
          <table:table-cell table:number-columns-repeated="2" office:value-type="float" office:value="246" calcext:value-type="float">
            <text:p>246</text:p>
          </table:table-cell>
          <table:table-cell office:value-type="float" office:value="247" calcext:value-type="float">
            <text:p>247</text:p>
          </table:table-cell>
          <table:table-cell office:value-type="float" office:value="248" calcext:value-type="float">
            <text:p>248</text:p>
          </table:table-cell>
          <table:table-cell office:value-type="float" office:value="247" calcext:value-type="float">
            <text:p>247</text:p>
          </table:table-cell>
          <table:table-cell table:formula="of:=AVERAGE([.C8:.H8])" office:value-type="float" office:value="246.5" calcext:value-type="float">
            <text:p>246,5</text:p>
          </table:table-cell>
          <table:table-cell table:formula="of:=(DEVSQ([.C8:.H8])/30)^0.5" office:value-type="float" office:value="0.428174419288838" calcext:value-type="float">
            <text:p>0,4281744193</text:p>
          </table:table-cell>
          <table:table-cell table:formula="of:=([.J8]^2 + 1)^0.5" office:value-type="float" office:value="1.08781125813871" calcext:value-type="float">
            <text:p>1,0878112581</text:p>
          </table:table-cell>
          <table:table-cell table:formula="of:=[.I8]*0.001*0.015/2/1.42" office:value-type="float" office:value="0.00130193661971831" calcext:value-type="float">
            <text:p>0,00130</text:p>
          </table:table-cell>
          <table:table-cell table:formula="of:=(([.I8]*0.001*0.001/2/1.42)^2+(0.001*0.015*[.K8]/2/1.42)^2+([.I8]*0.001*0.015*0.2/2/1.42/1.42)^2)^0.5" office:value-type="float" office:value="0.000202957066529515" calcext:value-type="float">
            <text:p>0,00020</text:p>
          </table:table-cell>
          <table:table-cell office:value-type="float" office:value="1.899" calcext:value-type="float">
            <text:p>1,899</text:p>
          </table:table-cell>
          <table:table-cell table:formula="of:=[.N8]*9.81" office:value-type="float" office:value="18.62919" calcext:value-type="float">
            <text:p>18,62919</text:p>
          </table:table-cell>
        </table:table-row>
        <table:table-row table:style-name="ro1">
          <table:table-cell table:number-columns-repeated="2"/>
          <table:table-cell table:number-columns-repeated="2" office:value-type="float" office:value="292" calcext:value-type="float">
            <text:p>292</text:p>
          </table:table-cell>
          <table:table-cell table:number-columns-repeated="2" office:value-type="float" office:value="294" calcext:value-type="float">
            <text:p>294</text:p>
          </table:table-cell>
          <table:table-cell table:number-columns-repeated="2" office:value-type="float" office:value="295" calcext:value-type="float">
            <text:p>295</text:p>
          </table:table-cell>
          <table:table-cell table:formula="of:=AVERAGE([.C9:.H9])" office:value-type="float" office:value="293.666666666667" calcext:value-type="float">
            <text:p>293,6666666667</text:p>
          </table:table-cell>
          <table:table-cell table:formula="of:=(DEVSQ([.C9:.H9])/30)^0.5" office:value-type="float" office:value="0.557773351022717" calcext:value-type="float">
            <text:p>0,557773351</text:p>
          </table:table-cell>
          <table:table-cell table:formula="of:=([.J9]^2 + 1)^0.5" office:value-type="float" office:value="1.14503760248784" calcext:value-type="float">
            <text:p>1,1450376025</text:p>
          </table:table-cell>
          <table:table-cell table:formula="of:=[.I9]*0.001*0.015/2/1.42" office:value-type="float" office:value="0.00155105633802817" calcext:value-type="float">
            <text:p>0,00155</text:p>
          </table:table-cell>
          <table:table-cell table:formula="of:=(([.I9]*0.001*0.001/2/1.42)^2+(0.001*0.015*[.K9]/2/1.42)^2+([.I9]*0.001*0.015*0.2/2/1.42/1.42)^2)^0.5" office:value-type="float" office:value="0.000241770736101761" calcext:value-type="float">
            <text:p>0,00024</text:p>
          </table:table-cell>
          <table:table-cell office:value-type="float" office:value="2.362" calcext:value-type="float">
            <text:p>2,362</text:p>
          </table:table-cell>
          <table:table-cell table:formula="of:=[.N9]*9.81" office:value-type="float" office:value="23.17122" calcext:value-type="float">
            <text:p>23,1712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108">
      <number:scientific-number number:decimal-places="15" loext:min-decimal-places="15" number:min-integer-digits="1" number:min-exponent-digits="2" loext:exponent-interval="1" loext:forced-exponent-sign="true"/>
    </number:number-style>
    <number:number-style style:name="N109">
      <number:scientific-number number:decimal-places="16" loext:min-decimal-places="16" number:min-integer-digits="1" number:min-exponent-digits="2" loext:exponent-interval="1" loext:forced-exponent-sign="true"/>
    </number:number-style>
    <number:number-style style:name="N110">
      <number:scientific-number number:decimal-places="14" loext:min-decimal-places="14" number:min-integer-digits="1" number:min-exponent-digits="2" loext:exponent-interval="1" loext:forced-exponent-sign="true"/>
    </number:number-style>
    <number:number-style style:name="N111">
      <number:scientific-number number:decimal-places="13" loext:min-decimal-places="13" number:min-integer-digits="1" number:min-exponent-digits="2" loext:exponent-interval="1" loext:forced-exponent-sign="true"/>
    </number:number-style>
    <number:number-style style:name="N112">
      <number:scientific-number number:decimal-places="12" loext:min-decimal-places="12" number:min-integer-digits="1" number:min-exponent-digits="2" loext:exponent-interval="1" loext:forced-exponent-sign="true"/>
    </number:number-style>
    <number:number-style style:name="N113">
      <number:scientific-number number:decimal-places="11" loext:min-decimal-places="11" number:min-integer-digits="1" number:min-exponent-digits="2" loext:exponent-interval="1" loext:forced-exponent-sign="true"/>
    </number:number-style>
    <number:number-style style:name="N114">
      <number:scientific-number number:decimal-places="10" loext:min-decimal-places="10" number:min-integer-digits="1" number:min-exponent-digits="2" loext:exponent-interval="1" loext:forced-exponent-sign="true"/>
    </number:number-style>
    <number:number-style style:name="N115">
      <number:scientific-number number:decimal-places="9" loext:min-decimal-places="9" number:min-integer-digits="1" number:min-exponent-digits="2" loext:exponent-interval="1" loext:forced-exponent-sign="true"/>
    </number:number-style>
    <number:number-style style:name="N116">
      <number:scientific-number number:decimal-places="8" loext:min-decimal-places="8" number:min-integer-digits="1" number:min-exponent-digits="2" loext:exponent-interval="1" loext:forced-exponent-sign="true"/>
    </number:number-style>
    <number:number-style style:name="N117">
      <number:scientific-number number:decimal-places="7" loext:min-decimal-places="7" number:min-integer-digits="1" number:min-exponent-digits="2" loext:exponent-interval="1" loext:forced-exponent-sign="true"/>
    </number:number-style>
    <number:number-style style:name="N118">
      <number:scientific-number number:decimal-places="6" loext:min-decimal-places="6" number:min-integer-digits="1" number:min-exponent-digits="2" loext:exponent-interval="1" loext:forced-exponent-sign="true"/>
    </number:number-style>
    <number:number-style style:name="N119">
      <number:scientific-number number:decimal-places="5" loext:min-decimal-places="5" number:min-integer-digits="1" number:min-exponent-digits="2" loext:exponent-interval="1" loext:forced-exponent-sign="true"/>
    </number:number-style>
    <number:number-style style:name="N120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21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22">
      <number:scientific-number number:decimal-places="1" loext:min-decimal-places="1" number:min-integer-digits="1" number:min-exponent-digits="2" loext:exponent-interval="1" loext:forced-exponent-sign="true"/>
    </number:number-style>
    <number:number-style style:name="N123">
      <number:scientific-number number:decimal-places="0" loext:min-decimal-places="0" number:min-integer-digits="1" number:min-exponent-digits="2" loext:exponent-interval="1" loext:forced-exponent-sign="true"/>
    </number:number-style>
    <number:number-style style:name="N124">
      <number:number number:decimal-places="3" loext:min-decimal-places="3" number:min-integer-digits="1" number:grouping="true"/>
    </number:number-style>
    <number:number-style style:name="N125">
      <number:number number:decimal-places="4" loext:min-decimal-places="4" number:min-integer-digits="1" number:grouping="true"/>
    </number:number-style>
    <number:number-style style:name="N126">
      <number:number number:decimal-places="5" loext:min-decimal-places="5" number:min-integer-digits="1" number:grouping="true"/>
    </number:number-style>
    <number:number-style style:name="N127">
      <number:number number:decimal-places="6" loext:min-decimal-places="6" number:min-integer-digits="1" number:grouping="true"/>
    </number:number-style>
    <number:number-style style:name="N128">
      <number:number number:decimal-places="7" loext:min-decimal-places="7" number:min-integer-digits="1" number:grouping="true"/>
    </number:number-style>
    <number:number-style style:name="N129">
      <number:number number:decimal-places="9" loext:min-decimal-places="9" number:min-integer-digits="1"/>
    </number:number-style>
    <number:number-style style:name="N130">
      <number:number number:decimal-places="8" loext:min-decimal-places="8" number:min-integer-digits="1"/>
    </number:number-style>
    <number:number-style style:name="N131">
      <number:number number:decimal-places="7" loext:min-decimal-places="7" number:min-integer-digits="1"/>
    </number:number-style>
    <number:number-style style:name="N132">
      <number:number number:decimal-places="6" loext:min-decimal-places="6" number:min-integer-digits="1"/>
    </number:number-style>
    <number:number-style style:name="N133">
      <number:number number:decimal-places="5" loext:min-decimal-places="5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0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0T14:03:13.381903640</meta:creation-date>
    <dc:date>2016-12-10T15:17:42.550318247</dc:date>
    <meta:editing-duration>PT13M27S</meta:editing-duration>
    <meta:editing-cycles>1</meta:editing-cycles>
    <meta:document-statistic meta:table-count="1" meta:cell-count="80" meta:object-count="1"/>
    <meta:generator>LibreOffice/5.1.4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6" style:family="chart">
      <style:chart-properties loext:regression-name="" loext:regression-max-degree="2" loext:regression-period="2" loext:regression-extrapolate-forward="1" loext:regression-extrapolate-backward="2" loext:regression-force-intercept="false" loext:regression-intercept-value="0" chart:regression-type="linear"/>
      <style:graphic-properties svg:stroke-color="#004586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Лист1.L4:Лист1.L9 Лист1.O5:Лист1.O9" svg:x="0.192cm" svg:y="0.131cm" svg:width="15.687cm" svg:height="8.637cm">
          <chartooo:coordinate-region svg:x="0.813cm" svg:y="0.331cm" svg:width="14.548cm" svg:height="7.79cm"/>
          <chart:axis chart:dimension="x" chart:name="primary-x" chart:style-name="ch3">
            <chart:grid chart:style-name="ch4" chart:class="major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Лист1.O5:Лист1.O9" chart:class="chart:scatter">
            <chart:domain table:cell-range-address="Лист1.L5:Лист1.L9"/>
            <chart:regression-curve chart:style-name="ch6">
              <chart:equation chart:display-equation="true" chart:display-r-square="false"/>
            </chart:regression-curve>
            <chart:data-point chart:repeated="5"/>
          </chart:series>
          <chart:series chart:style-name="ch5" chart:values-cell-range-address="Лист1.L4:Лист1.L4" chart:class="chart:scatter">
            <chart:domain table:cell-range-address="Лист1.O4:Лист1.O4"/>
            <chart:data-point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L</text:p>
              </table:table-cell>
              <table:table-cell office:value-type="string">
                <text:p>Столбец O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430457746478873">
                <text:p>0.000430457746478873</text:p>
                <draw:g>
                  <svg:desc>Лист1.L5:Лист1.L9</svg:desc>
                </draw:g>
              </table:table-cell>
              <table:table-cell office:value-type="float" office:value="4.58127">
                <text:p>4.58127</text:p>
                <draw:g>
                  <svg:desc>Лист1.O5:Лист1.O9</svg:desc>
                </draw:g>
              </table:table-cell>
              <table:table-cell office:value-type="float" office:value="0">
                <text:p>0</text:p>
                <draw:g>
                  <svg:desc>Лист1.O4:Лист1.O4</svg:desc>
                </draw:g>
              </table:table-cell>
              <table:table-cell office:value-type="float" office:value="0">
                <text:p>0</text:p>
                <draw:g>
                  <svg:desc>Лист1.L4:Лист1.L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740316901408451">
                <text:p>0.000740316901408451</text:p>
              </table:table-cell>
              <table:table-cell office:value-type="float" office:value="9.10368">
                <text:p>9.103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102200704225352">
                <text:p>0.00102200704225352</text:p>
              </table:table-cell>
              <table:table-cell office:value-type="float" office:value="13.78305">
                <text:p>13.783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130193661971831">
                <text:p>0.00130193661971831</text:p>
              </table:table-cell>
              <table:table-cell office:value-type="float" office:value="18.62919">
                <text:p>18.629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155105633802817">
                <text:p>0.00155105633802817</text:p>
              </table:table-cell>
              <table:table-cell office:value-type="float" office:value="23.17122">
                <text:p>23.17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